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s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er X</text:p>
          </table:table-cell>
          <table:table-cell office:value-type="string" calcext:value-type="string">
            <text:p>Center Y</text:p>
          </table:table-cell>
          <table:table-cell/>
          <table:table-cell office:value-type="string" calcext:value-type="string">
            <text:p>x/y/w/h in mm from opening Badge_Main.pdf in inkscape and selecting the corresponding featur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unting Hole</text:p>
          </table:table-cell>
          <table:table-cell office:value-type="float" office:value="59.609" calcext:value-type="float">
            <text:p>59.609</text:p>
          </table:table-cell>
          <table:table-cell office:value-type="float" office:value="10.01" calcext:value-type="float">
            <text:p>10.01</text:p>
          </table:table-cell>
          <table:table-cell office:value-type="float" office:value="6.032" calcext:value-type="float">
            <text:p>6.032</text:p>
          </table:table-cell>
          <table:table-cell office:value-type="float" office:value="5.824" calcext:value-type="float">
            <text:p>5.824</text:p>
          </table:table-cell>
          <table:table-cell table:formula="of:=[.B2]+[.D2]*0.5" office:value-type="float" office:value="62.625" calcext:value-type="float">
            <text:p>62.625</text:p>
          </table:table-cell>
          <table:table-cell table:formula="of:=[.C2]+[.E2]*0.5" office:value-type="float" office:value="12.922" calcext:value-type="float">
            <text:p>12.922</text:p>
          </table:table-cell>
          <table:table-cell/>
          <table:table-cell office:value-type="string" calcext:value-type="string">
            <text:p>note: positive X is righ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O1.1</text:p>
          </table:table-cell>
          <table:table-cell office:value-type="float" office:value="18.172" calcext:value-type="float">
            <text:p>18.172</text:p>
          </table:table-cell>
          <table:table-cell office:value-type="float" office:value="32.541" calcext:value-type="float">
            <text:p>32.541</text:p>
          </table:table-cell>
          <table:table-cell office:value-type="float" office:value="1.828" calcext:value-type="float">
            <text:p>1.828</text:p>
          </table:table-cell>
          <table:table-cell office:value-type="float" office:value="1.829" calcext:value-type="float">
            <text:p>1.829</text:p>
          </table:table-cell>
          <table:table-cell table:formula="of:=[.B3]+[.D3]*0.5" office:value-type="float" office:value="19.086" calcext:value-type="float">
            <text:p>19.086</text:p>
          </table:table-cell>
          <table:table-cell table:formula="of:=[.C3]+[.E3]*0.5" office:value-type="float" office:value="33.4555" calcext:value-type="float">
            <text:p>33.4555</text:p>
          </table:table-cell>
          <table:table-cell/>
          <table:table-cell office:value-type="string" calcext:value-type="string">
            <text:p>note: positive Y is dow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O1.5</text:p>
          </table:table-cell>
          <table:table-cell office:value-type="float" office:value="21.014" calcext:value-type="float">
            <text:p>21.014</text:p>
          </table:table-cell>
          <table:table-cell office:value-type="float" office:value="28.33" calcext:value-type="float">
            <text:p>28.33</text:p>
          </table:table-cell>
          <table:table-cell table:number-columns-repeated="2" office:value-type="float" office:value="1.829" calcext:value-type="float">
            <text:p>1.829</text:p>
          </table:table-cell>
          <table:table-cell table:formula="of:=[.B4]+[.D4]*0.5" office:value-type="float" office:value="21.9285" calcext:value-type="float">
            <text:p>21.9285</text:p>
          </table:table-cell>
          <table:table-cell table:formula="of:=[.C4]+[.E4]*0.5" office:value-type="float" office:value="29.2445" calcext:value-type="float">
            <text:p>29.24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O2.1</text:p>
          </table:table-cell>
          <table:table-cell office:value-type="float" office:value="8.77" calcext:value-type="float">
            <text:p>8.77</text:p>
          </table:table-cell>
          <table:table-cell office:value-type="float" office:value="77.147" calcext:value-type="float">
            <text:p>77.147</text:p>
          </table:table-cell>
          <table:table-cell table:number-columns-repeated="2" office:value-type="float" office:value="1.829" calcext:value-type="float">
            <text:p>1.829</text:p>
          </table:table-cell>
          <table:table-cell table:formula="of:=[.B5]+[.D5]*0.5" office:value-type="float" office:value="9.6845" calcext:value-type="float">
            <text:p>9.6845</text:p>
          </table:table-cell>
          <table:table-cell table:formula="of:=[.C5]+[.E5]*0.5" office:value-type="float" office:value="78.0615" calcext:value-type="float">
            <text:p>78.06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O2.5</text:p>
          </table:table-cell>
          <table:table-cell office:value-type="float" office:value="8.063" calcext:value-type="float">
            <text:p>8.063</text:p>
          </table:table-cell>
          <table:table-cell office:value-type="float" office:value="72.117" calcext:value-type="float">
            <text:p>72.117</text:p>
          </table:table-cell>
          <table:table-cell table:number-columns-repeated="2" office:value-type="float" office:value="1.829" calcext:value-type="float">
            <text:p>1.829</text:p>
          </table:table-cell>
          <table:table-cell table:formula="of:=[.B6]+[.D6]*0.5" office:value-type="float" office:value="8.9775" calcext:value-type="float">
            <text:p>8.9775</text:p>
          </table:table-cell>
          <table:table-cell table:formula="of:=[.C6]+[.E6]*0.5" office:value-type="float" office:value="73.0315" calcext:value-type="float">
            <text:p>73.03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O3.1</text:p>
          </table:table-cell>
          <table:table-cell office:value-type="float" office:value="38.279" calcext:value-type="float">
            <text:p>38.279</text:p>
          </table:table-cell>
          <table:table-cell office:value-type="float" office:value="110.912" calcext:value-type="float">
            <text:p>110.912</text:p>
          </table:table-cell>
          <table:table-cell office:value-type="float" office:value="1.83" calcext:value-type="float">
            <text:p>1.83</text:p>
          </table:table-cell>
          <table:table-cell office:value-type="float" office:value="1.829" calcext:value-type="float">
            <text:p>1.829</text:p>
          </table:table-cell>
          <table:table-cell table:formula="of:=[.B7]+[.D7]*0.5" office:value-type="float" office:value="39.194" calcext:value-type="float">
            <text:p>39.194</text:p>
          </table:table-cell>
          <table:table-cell table:formula="of:=[.C7]+[.E7]*0.5" office:value-type="float" office:value="111.8265" calcext:value-type="float">
            <text:p>111.82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O3.5</text:p>
          </table:table-cell>
          <table:table-cell office:value-type="float" office:value="33.826" calcext:value-type="float">
            <text:p>33.826</text:p>
          </table:table-cell>
          <table:table-cell office:value-type="float" office:value="108.449" calcext:value-type="float">
            <text:p>108.449</text:p>
          </table:table-cell>
          <table:table-cell office:value-type="float" office:value="1.829" calcext:value-type="float">
            <text:p>1.829</text:p>
          </table:table-cell>
          <table:table-cell office:value-type="float" office:value="1.828" calcext:value-type="float">
            <text:p>1.828</text:p>
          </table:table-cell>
          <table:table-cell table:formula="of:=[.B8]+[.D8]*0.5" office:value-type="float" office:value="34.7405" calcext:value-type="float">
            <text:p>34.7405</text:p>
          </table:table-cell>
          <table:table-cell table:formula="of:=[.C8]+[.E8]*0.5" office:value-type="float" office:value="109.363" calcext:value-type="float">
            <text:p>109.3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O4.1</text:p>
          </table:table-cell>
          <table:table-cell office:value-type="float" office:value="90.516" calcext:value-type="float">
            <text:p>90.516</text:p>
          </table:table-cell>
          <table:table-cell office:value-type="float" office:value="106.949" calcext:value-type="float">
            <text:p>106.949</text:p>
          </table:table-cell>
          <table:table-cell office:value-type="float" office:value="1.83" calcext:value-type="float">
            <text:p>1.83</text:p>
          </table:table-cell>
          <table:table-cell office:value-type="float" office:value="1.829" calcext:value-type="float">
            <text:p>1.829</text:p>
          </table:table-cell>
          <table:table-cell table:formula="of:=[.B9]+[.D9]*0.5" office:value-type="float" office:value="91.431" calcext:value-type="float">
            <text:p>91.431</text:p>
          </table:table-cell>
          <table:table-cell table:formula="of:=[.C9]+[.E9]*0.5" office:value-type="float" office:value="107.8635" calcext:value-type="float">
            <text:p>107.8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O4.5</text:p>
          </table:table-cell>
          <table:table-cell office:value-type="float" office:value="86.032" calcext:value-type="float">
            <text:p>86.032</text:p>
          </table:table-cell>
          <table:table-cell office:value-type="float" office:value="109.334" calcext:value-type="float">
            <text:p>109.334</text:p>
          </table:table-cell>
          <table:table-cell office:value-type="float" office:value="1.829" calcext:value-type="float">
            <text:p>1.829</text:p>
          </table:table-cell>
          <table:table-cell office:value-type="float" office:value="1.828" calcext:value-type="float">
            <text:p>1.828</text:p>
          </table:table-cell>
          <table:table-cell table:formula="of:=[.B10]+[.D10]*0.5" office:value-type="float" office:value="86.9465" calcext:value-type="float">
            <text:p>86.9465</text:p>
          </table:table-cell>
          <table:table-cell table:formula="of:=[.C10]+[.E10]*0.5" office:value-type="float" office:value="110.248" calcext:value-type="float">
            <text:p>110.2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O5.1</text:p>
          </table:table-cell>
          <table:table-cell office:value-type="float" office:value="112.681" calcext:value-type="float">
            <text:p>112.681</text:p>
          </table:table-cell>
          <table:table-cell office:value-type="float" office:value="68.883" calcext:value-type="float">
            <text:p>68.883</text:p>
          </table:table-cell>
          <table:table-cell table:number-columns-repeated="2" office:value-type="float" office:value="1.829" calcext:value-type="float">
            <text:p>1.829</text:p>
          </table:table-cell>
          <table:table-cell table:formula="of:=[.B11]+[.D11]*0.5" office:value-type="float" office:value="113.5955" calcext:value-type="float">
            <text:p>113.5955</text:p>
          </table:table-cell>
          <table:table-cell table:formula="of:=[.C11]+[.E11]*0.5" office:value-type="float" office:value="69.7975" calcext:value-type="float">
            <text:p>69.79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O5.5</text:p>
          </table:table-cell>
          <table:table-cell office:value-type="float" office:value="112.325" calcext:value-type="float">
            <text:p>112.325</text:p>
          </table:table-cell>
          <table:table-cell office:value-type="float" office:value="73.95" calcext:value-type="float">
            <text:p>73.95</text:p>
          </table:table-cell>
          <table:table-cell table:number-columns-repeated="2" office:value-type="float" office:value="1.829" calcext:value-type="float">
            <text:p>1.829</text:p>
          </table:table-cell>
          <table:table-cell table:formula="of:=[.B12]+[.D12]*0.5" office:value-type="float" office:value="113.2395" calcext:value-type="float">
            <text:p>113.2395</text:p>
          </table:table-cell>
          <table:table-cell table:formula="of:=[.C12]+[.E12]*0.5" office:value-type="float" office:value="74.8645" calcext:value-type="float">
            <text:p>74.86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O6.1</text:p>
          </table:table-cell>
          <table:table-cell office:value-type="float" office:value="103.94" calcext:value-type="float">
            <text:p>103.94</text:p>
          </table:table-cell>
          <table:table-cell office:value-type="float" office:value="24.95" calcext:value-type="float">
            <text:p>24.95</text:p>
          </table:table-cell>
          <table:table-cell office:value-type="float" office:value="1.83" calcext:value-type="float">
            <text:p>1.83</text:p>
          </table:table-cell>
          <table:table-cell office:value-type="float" office:value="1.829" calcext:value-type="float">
            <text:p>1.829</text:p>
          </table:table-cell>
          <table:table-cell table:formula="of:=[.B13]+[.D13]*0.5" office:value-type="float" office:value="104.855" calcext:value-type="float">
            <text:p>104.855</text:p>
          </table:table-cell>
          <table:table-cell table:formula="of:=[.C13]+[.E13]*0.5" office:value-type="float" office:value="25.8645" calcext:value-type="float">
            <text:p>25.86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O6.5</text:p>
          </table:table-cell>
          <table:table-cell office:value-type="float" office:value="107.469" calcext:value-type="float">
            <text:p>107.469</text:p>
          </table:table-cell>
          <table:table-cell office:value-type="float" office:value="28.604" calcext:value-type="float">
            <text:p>28.604</text:p>
          </table:table-cell>
          <table:table-cell office:value-type="float" office:value="1.828" calcext:value-type="float">
            <text:p>1.828</text:p>
          </table:table-cell>
          <table:table-cell office:value-type="float" office:value="1.829" calcext:value-type="float">
            <text:p>1.829</text:p>
          </table:table-cell>
          <table:table-cell table:formula="of:=[.B14]+[.D14]*0.5" office:value-type="float" office:value="108.383" calcext:value-type="float">
            <text:p>108.383</text:p>
          </table:table-cell>
          <table:table-cell table:formula="of:=[.C14]+[.E14]*0.5" office:value-type="float" office:value="29.5185" calcext:value-type="float">
            <text:p>29.51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O2 and 5 box</text:p>
          </table:table-cell>
          <table:table-cell office:value-type="float" office:value="9.588" calcext:value-type="float">
            <text:p>9.588</text:p>
          </table:table-cell>
          <table:table-cell office:value-type="float" office:value="71.242" calcext:value-type="float">
            <text:p>71.242</text:p>
          </table:table-cell>
          <table:table-cell office:value-type="float" office:value="103.562" calcext:value-type="float">
            <text:p>103.562</text:p>
          </table:table-cell>
          <table:table-cell office:value-type="float" office:value="5.127" calcext:value-type="float">
            <text:p>5.127</text:p>
          </table:table-cell>
          <table:table-cell table:formula="of:=[.B15]+[.D15]*0.5" office:value-type="float" office:value="61.369" calcext:value-type="float">
            <text:p>61.369</text:p>
          </table:table-cell>
          <table:table-cell table:formula="of:=[.C15]+[.E15]*0.5" office:value-type="float" office:value="73.8055" calcext:value-type="float">
            <text:p>73.8055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0"/>
          <table:table-cell office:value-type="string" calcext:value-type="string">
            <text:p>global offset</text:p>
          </table:table-cell>
          <table:table-cell office:value-type="float" office:value="-61.369" calcext:value-type="float">
            <text:p>-61.369</text:p>
          </table:table-cell>
          <table:table-cell office:value-type="float" office:value="-73.8055" calcext:value-type="float">
            <text:p>-73.8055</text:p>
          </table:table-cell>
          <table:table-cell table:number-columns-repeated="4"/>
        </table:table-row>
        <table:table-row table:style-name="ro2">
          <table:table-cell table:number-columns-repeated="10"/>
          <table:table-cell table:style-name="ce1" office:value-type="string" calcext:value-type="string">
            <text:p>center offset from pin 1</text:p>
          </table:table-cell>
          <table:table-cell office:value-type="float" office:value="2.54" calcext:value-type="float">
            <text:p>2.54</text:p>
          </table:table-cell>
          <table:table-cell office:value-type="float" office:value="1.27" calcext:value-type="float">
            <text:p>1.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1 X</text:p>
          </table:table-cell>
          <table:table-cell office:value-type="string" calcext:value-type="string">
            <text:p>.1 Y</text:p>
          </table:table-cell>
          <table:table-cell office:value-type="string" calcext:value-type="string">
            <text:p>.5 X</text:p>
          </table:table-cell>
          <table:table-cell office:value-type="string" calcext:value-type="string">
            <text:p>.5 Y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.1 to .5 dist</text:p>
          </table:table-cell>
          <table:table-cell office:value-type="string" calcext:value-type="string">
            <text:p>Rotation (deg)</text:p>
          </table:table-cell>
          <table:table-cell office:value-type="string" calcext:value-type="string">
            <text:p>sin(rotation)</text:p>
          </table:table-cell>
          <table:table-cell office:value-type="string" calcext:value-type="string">
            <text:p>cos(rotation)</text:p>
          </table:table-cell>
          <table:table-cell office:value-type="string" calcext:value-type="string">
            <text:p>Center X</text:p>
          </table:table-cell>
          <table:table-cell office:value-type="string" calcext:value-type="string">
            <text:p>Center Y</text:p>
          </table:table-cell>
          <table:table-cell table:number-columns-repeated="2"/>
          <table:table-cell office:value-type="string" calcext:value-type="string">
            <text:p>As-is</text:p>
          </table:table-cell>
          <table:table-cell office:value-type="string" calcext:value-type="string">
            <text:p>Flipped-y</text:p>
          </table:table-cell>
        </table:table-row>
        <table:table-row table:style-name="ro1">
          <table:table-cell office:value-type="string" calcext:value-type="string">
            <text:p>SAO1</text:p>
          </table:table-cell>
          <table:table-cell table:formula="of:=[.F3]" office:value-type="float" office:value="19.086" calcext:value-type="float">
            <text:p>19.086</text:p>
          </table:table-cell>
          <table:table-cell table:formula="of:=[.G3]" office:value-type="float" office:value="33.4555" calcext:value-type="float">
            <text:p>33.4555</text:p>
          </table:table-cell>
          <table:table-cell table:formula="of:=[.F4]" office:value-type="float" office:value="21.9285" calcext:value-type="float">
            <text:p>21.9285</text:p>
          </table:table-cell>
          <table:table-cell table:formula="of:=[.G4]" office:value-type="float" office:value="29.2445" calcext:value-type="float">
            <text:p>29.2445</text:p>
          </table:table-cell>
          <table:table-cell table:formula="of:=[.D20]-[.B20]" office:value-type="float" office:value="2.8425" calcext:value-type="float">
            <text:p>2.8425</text:p>
          </table:table-cell>
          <table:table-cell table:formula="of:=[.E20]-[.C20]" office:value-type="float" office:value="-4.211" calcext:value-type="float">
            <text:p>-4.211</text:p>
          </table:table-cell>
          <table:table-cell table:formula="of:=SQRT([.F20]*[.F20]+[.G20]*[.G20])" office:value-type="float" office:value="5.08058335725337" calcext:value-type="float">
            <text:p>5.08058335725337</text:p>
          </table:table-cell>
          <table:table-cell table:formula="of:=ATAN2([.F20];[.G20])*180/PI()" office:value-type="float" office:value="-55.9799489657136" calcext:value-type="float">
            <text:p>-55.9799489657136</text:p>
          </table:table-cell>
          <table:table-cell table:formula="of:=SIN(ATAN2([.F20];[.G20]))" office:value-type="float" office:value="-0.82884182856445" calcext:value-type="float">
            <text:p>-0.82884182856445</text:p>
          </table:table-cell>
          <table:table-cell table:formula="of:=COS(ATAN2([.F20];[.G20]))" office:value-type="float" office:value="0.559482996365341" calcext:value-type="float">
            <text:p>0.559482996365341</text:p>
          </table:table-cell>
          <table:table-cell table:formula="of:=[.B20]+[.K20]*[.L$18]-[.J20]*[.M$18]+[.L$17]" office:value-type="float" office:value="-39.8092840669552" calcext:value-type="float">
            <text:p>-39.8092840669552</text:p>
          </table:table-cell>
          <table:table-cell table:formula="of:=[.C20]+[.J20]*[.L$18]+[.K20]*[.M$18]+[.M$17]" office:value-type="float" office:value="-41.7447148391697" calcext:value-type="float">
            <text:p>-41.7447148391697</text:p>
          </table:table-cell>
          <table:table-cell office:value-type="string" calcext:value-type="string">
            <text:p>i2c0</text:p>
          </table:table-cell>
          <table:table-cell office:value-type="string" calcext:value-type="string">
            <text:p>SAOPORT1</text:p>
          </table:table-cell>
          <table:table-cell table:formula="of:=[.O20]&amp;&quot; = (&quot;&amp;[.N20]&amp;&quot;,(&quot;&amp;[.L20]&amp;&quot;,&quot;&amp;[.M20]&amp;&quot;,&quot;&amp;[.J20]&amp;&quot;,&quot;&amp;[.K20]&amp;&quot;))&quot;" office:value-type="string" office:string-value="SAOPORT1 = (i2c0,(-39.8092840669552,-41.7447148391697,-0.82884182856445,0.559482996365341))" calcext:value-type="string">
            <text:p>SAOPORT1 = (i2c0,(-39.8092840669552,-41.7447148391697,-0.82884182856445,0.559482996365341))</text:p>
          </table:table-cell>
          <table:table-cell table:formula="of:=[.O20]&amp;&quot; = (&quot;&amp;[.N20]&amp;&quot;,(&quot;&amp;[.L20]&amp;&quot;,&quot;&amp;-[.M20]&amp;&quot;,&quot;&amp;-[.J20]&amp;&quot;,&quot;&amp;[.K20]&amp;&quot;))&quot;" office:value-type="string" office:string-value="SAOPORT1 = (i2c0,(-39.8092840669552,41.7447148391697,0.82884182856445,0.559482996365341))" calcext:value-type="string">
            <text:p>SAOPORT1 = (i2c0,(-39.8092840669552,41.7447148391697,0.82884182856445,0.559482996365341))</text:p>
          </table:table-cell>
        </table:table-row>
        <table:table-row table:style-name="ro1">
          <table:table-cell office:value-type="string" calcext:value-type="string">
            <text:p>SAO2</text:p>
          </table:table-cell>
          <table:table-cell table:formula="of:=[.F5]" office:value-type="float" office:value="9.6845" calcext:value-type="float">
            <text:p>9.6845</text:p>
          </table:table-cell>
          <table:table-cell table:formula="of:=[.G5]" office:value-type="float" office:value="78.0615" calcext:value-type="float">
            <text:p>78.0615</text:p>
          </table:table-cell>
          <table:table-cell table:formula="of:=[.F6]" office:value-type="float" office:value="8.9775" calcext:value-type="float">
            <text:p>8.9775</text:p>
          </table:table-cell>
          <table:table-cell table:formula="of:=[.G6]" office:value-type="float" office:value="73.0315" calcext:value-type="float">
            <text:p>73.0315</text:p>
          </table:table-cell>
          <table:table-cell table:formula="of:=[.D21]-[.B21]" office:value-type="float" office:value="-0.706999999999999" calcext:value-type="float">
            <text:p>-0.706999999999999</text:p>
          </table:table-cell>
          <table:table-cell table:formula="of:=[.E21]-[.C21]" office:value-type="float" office:value="-5.03" calcext:value-type="float">
            <text:p>-5.03</text:p>
          </table:table-cell>
          <table:table-cell table:formula="of:=SQRT([.F21]*[.F21]+[.G21]*[.G21])" office:value-type="float" office:value="5.07944376876051" calcext:value-type="float">
            <text:p>5.07944376876051</text:p>
          </table:table-cell>
          <table:table-cell table:formula="of:=ATAN2([.F21];[.G21])*180/PI()" office:value-type="float" office:value="-98.0008891606062" calcext:value-type="float">
            <text:p>-98.0008891606062</text:p>
          </table:table-cell>
          <table:table-cell table:formula="of:=SIN(ATAN2([.F21];[.G21]))" office:value-type="float" office:value="-0.990265908825569" calcext:value-type="float">
            <text:p>-0.990265908825569</text:p>
          </table:table-cell>
          <table:table-cell table:formula="of:=COS(ATAN2([.F21];[.G21]))" office:value-type="float" office:value="-0.139188468695761" calcext:value-type="float">
            <text:p>-0.139188468695761</text:p>
          </table:table-cell>
          <table:table-cell table:formula="of:=[.B21]+[.K21]*[.L$18]-[.J21]*[.M$18]+[.L$17]" office:value-type="float" office:value="-50.7804010062788" calcext:value-type="float">
            <text:p>-50.7804010062788</text:p>
          </table:table-cell>
          <table:table-cell table:formula="of:=[.C21]+[.J21]*[.L$18]+[.K21]*[.M$18]+[.M$17]" office:value-type="float" office:value="1.56395523633945" calcext:value-type="float">
            <text:p>1.56395523633945</text:p>
          </table:table-cell>
          <table:table-cell office:value-type="string" calcext:value-type="string">
            <text:p>i2c0</text:p>
          </table:table-cell>
          <table:table-cell office:value-type="string" calcext:value-type="string">
            <text:p>SAOPORT2</text:p>
          </table:table-cell>
          <table:table-cell table:formula="of:=[.O21]&amp;&quot; = (&quot;&amp;[.N21]&amp;&quot;,(&quot;&amp;[.L21]&amp;&quot;,&quot;&amp;[.M21]&amp;&quot;,&quot;&amp;[.J21]&amp;&quot;,&quot;&amp;[.K21]&amp;&quot;))&quot;" office:value-type="string" office:string-value="SAOPORT2 = (i2c0,(-50.7804010062788,1.56395523633945,-0.990265908825569,-0.139188468695761))" calcext:value-type="string">
            <text:p>SAOPORT2 = (i2c0,(-50.7804010062788,1.56395523633945,-0.990265908825569,-0.139188468695761))</text:p>
          </table:table-cell>
          <table:table-cell table:formula="of:=[.O21]&amp;&quot; = (&quot;&amp;[.N21]&amp;&quot;,(&quot;&amp;[.L21]&amp;&quot;,&quot;&amp;-[.M21]&amp;&quot;,&quot;&amp;-[.J21]&amp;&quot;,&quot;&amp;[.K21]&amp;&quot;))&quot;" office:value-type="string" office:string-value="SAOPORT2 = (i2c0,(-50.7804010062788,-1.56395523633945,0.990265908825569,-0.139188468695761))" calcext:value-type="string">
            <text:p>SAOPORT2 = (i2c0,(-50.7804010062788,-1.56395523633945,0.990265908825569,-0.139188468695761))</text:p>
          </table:table-cell>
        </table:table-row>
        <table:table-row table:style-name="ro1">
          <table:table-cell office:value-type="string" calcext:value-type="string">
            <text:p>SAO3</text:p>
          </table:table-cell>
          <table:table-cell table:formula="of:=[.F7]" office:value-type="float" office:value="39.194" calcext:value-type="float">
            <text:p>39.194</text:p>
          </table:table-cell>
          <table:table-cell table:formula="of:=[.G7]" office:value-type="float" office:value="111.8265" calcext:value-type="float">
            <text:p>111.8265</text:p>
          </table:table-cell>
          <table:table-cell table:formula="of:=[.F8]" office:value-type="float" office:value="34.7405" calcext:value-type="float">
            <text:p>34.7405</text:p>
          </table:table-cell>
          <table:table-cell table:formula="of:=[.G8]" office:value-type="float" office:value="109.363" calcext:value-type="float">
            <text:p>109.363</text:p>
          </table:table-cell>
          <table:table-cell table:formula="of:=[.D22]-[.B22]" office:value-type="float" office:value="-4.45350000000001" calcext:value-type="float">
            <text:p>-4.45350000000001</text:p>
          </table:table-cell>
          <table:table-cell table:formula="of:=[.E22]-[.C22]" office:value-type="float" office:value="-2.46350000000001" calcext:value-type="float">
            <text:p>-2.46350000000001</text:p>
          </table:table-cell>
          <table:table-cell table:formula="of:=SQRT([.F22]*[.F22]+[.G22]*[.G22])" office:value-type="float" office:value="5.08944933170575" calcext:value-type="float">
            <text:p>5.08944933170575</text:p>
          </table:table-cell>
          <table:table-cell table:formula="of:=ATAN2([.F22];[.G22])*180/PI()" office:value-type="float" office:value="-151.050367153792" calcext:value-type="float">
            <text:p>-151.050367153792</text:p>
          </table:table-cell>
          <table:table-cell table:formula="of:=SIN(ATAN2([.F22];[.G22]))" office:value-type="float" office:value="-0.484040578742604" calcext:value-type="float">
            <text:p>-0.484040578742604</text:p>
          </table:table-cell>
          <table:table-cell table:formula="of:=COS(ATAN2([.F22];[.G22]))" office:value-type="float" office:value="-0.875045552031736" calcext:value-type="float">
            <text:p>-0.875045552031736</text:p>
          </table:table-cell>
          <table:table-cell table:formula="of:=[.B22]+[.K22]*[.L$18]-[.J22]*[.M$18]+[.L$17]" office:value-type="float" office:value="-23.7828841671575" calcext:value-type="float">
            <text:p>-23.7828841671575</text:p>
          </table:table-cell>
          <table:table-cell table:formula="of:=[.C22]+[.J22]*[.L$18]+[.K22]*[.M$18]+[.M$17]" office:value-type="float" office:value="35.6802290789135" calcext:value-type="float">
            <text:p>35.6802290789135</text:p>
          </table:table-cell>
          <table:table-cell office:value-type="string" calcext:value-type="string">
            <text:p>i2c0</text:p>
          </table:table-cell>
          <table:table-cell office:value-type="string" calcext:value-type="string">
            <text:p>SAOPORT3</text:p>
          </table:table-cell>
          <table:table-cell table:formula="of:=[.O22]&amp;&quot; = (&quot;&amp;[.N22]&amp;&quot;,(&quot;&amp;[.L22]&amp;&quot;,&quot;&amp;[.M22]&amp;&quot;,&quot;&amp;[.J22]&amp;&quot;,&quot;&amp;[.K22]&amp;&quot;))&quot;" office:value-type="string" office:string-value="SAOPORT3 = (i2c0,(-23.7828841671575,35.6802290789135,-0.484040578742604,-0.875045552031736))" calcext:value-type="string">
            <text:p>SAOPORT3 = (i2c0,(-23.7828841671575,35.6802290789135,-0.484040578742604,-0.875045552031736))</text:p>
          </table:table-cell>
          <table:table-cell table:formula="of:=[.O22]&amp;&quot; = (&quot;&amp;[.N22]&amp;&quot;,(&quot;&amp;[.L22]&amp;&quot;,&quot;&amp;-[.M22]&amp;&quot;,&quot;&amp;-[.J22]&amp;&quot;,&quot;&amp;[.K22]&amp;&quot;))&quot;" office:value-type="string" office:string-value="SAOPORT3 = (i2c0,(-23.7828841671575,-35.6802290789135,0.484040578742604,-0.875045552031736))" calcext:value-type="string">
            <text:p>SAOPORT3 = (i2c0,(-23.7828841671575,-35.6802290789135,0.484040578742604,-0.875045552031736))</text:p>
          </table:table-cell>
        </table:table-row>
        <table:table-row table:style-name="ro1">
          <table:table-cell office:value-type="string" calcext:value-type="string">
            <text:p>SAO4</text:p>
          </table:table-cell>
          <table:table-cell table:formula="of:=[.F9]" office:value-type="float" office:value="91.431" calcext:value-type="float">
            <text:p>91.431</text:p>
          </table:table-cell>
          <table:table-cell table:formula="of:=[.G9]" office:value-type="float" office:value="107.8635" calcext:value-type="float">
            <text:p>107.8635</text:p>
          </table:table-cell>
          <table:table-cell table:formula="of:=[.F10]" office:value-type="float" office:value="86.9465" calcext:value-type="float">
            <text:p>86.9465</text:p>
          </table:table-cell>
          <table:table-cell table:formula="of:=[.G10]" office:value-type="float" office:value="110.248" calcext:value-type="float">
            <text:p>110.248</text:p>
          </table:table-cell>
          <table:table-cell table:formula="of:=[.D23]-[.B23]" office:value-type="float" office:value="-4.48450000000001" calcext:value-type="float">
            <text:p>-4.48450000000001</text:p>
          </table:table-cell>
          <table:table-cell table:formula="of:=[.E23]-[.C23]" office:value-type="float" office:value="2.3845" calcext:value-type="float">
            <text:p>2.3845</text:p>
          </table:table-cell>
          <table:table-cell table:formula="of:=SQRT([.F23]*[.F23]+[.G23]*[.G23])" office:value-type="float" office:value="5.0790334218235" calcext:value-type="float">
            <text:p>5.0790334218235</text:p>
          </table:table-cell>
          <table:table-cell table:formula="of:=ATAN2([.F23];[.G23])*180/PI()" office:value-type="float" office:value="151.999511405714" calcext:value-type="float">
            <text:p>151.999511405714</text:p>
          </table:table-cell>
          <table:table-cell table:formula="of:=SIN(ATAN2([.F23];[.G23]))" office:value-type="float" office:value="0.469479092174177" calcext:value-type="float">
            <text:p>0.469479092174177</text:p>
          </table:table-cell>
          <table:table-cell table:formula="of:=COS(ATAN2([.F23];[.G23]))" office:value-type="float" office:value="-0.88294358937098" calcext:value-type="float">
            <text:p>-0.88294358937098</text:p>
          </table:table-cell>
          <table:table-cell table:formula="of:=[.B23]+[.K23]*[.L$18]-[.J23]*[.M$18]+[.L$17]" office:value-type="float" office:value="27.2230848359365" calcext:value-type="float">
            <text:p>27.2230848359365</text:p>
          </table:table-cell>
          <table:table-cell table:formula="of:=[.C23]+[.J23]*[.L$18]+[.K23]*[.M$18]+[.M$17]" office:value-type="float" office:value="34.1291385356213" calcext:value-type="float">
            <text:p>34.1291385356213</text:p>
          </table:table-cell>
          <table:table-cell office:value-type="string" calcext:value-type="string">
            <text:p>i2c1</text:p>
          </table:table-cell>
          <table:table-cell office:value-type="string" calcext:value-type="string">
            <text:p>SAOPORT4</text:p>
          </table:table-cell>
          <table:table-cell table:formula="of:=[.O23]&amp;&quot; = (&quot;&amp;[.N23]&amp;&quot;,(&quot;&amp;[.L23]&amp;&quot;,&quot;&amp;[.M23]&amp;&quot;,&quot;&amp;[.J23]&amp;&quot;,&quot;&amp;[.K23]&amp;&quot;))&quot;" office:value-type="string" office:string-value="SAOPORT4 = (i2c1,(27.2230848359365,34.1291385356213,0.469479092174177,-0.88294358937098))" calcext:value-type="string">
            <text:p>SAOPORT4 = (i2c1,(27.2230848359365,34.1291385356213,0.469479092174177,-0.88294358937098))</text:p>
          </table:table-cell>
          <table:table-cell table:formula="of:=[.O23]&amp;&quot; = (&quot;&amp;[.N23]&amp;&quot;,(&quot;&amp;[.L23]&amp;&quot;,&quot;&amp;-[.M23]&amp;&quot;,&quot;&amp;-[.J23]&amp;&quot;,&quot;&amp;[.K23]&amp;&quot;))&quot;" office:value-type="string" office:string-value="SAOPORT4 = (i2c1,(27.2230848359365,-34.1291385356213,-0.469479092174177,-0.88294358937098))" calcext:value-type="string">
            <text:p>SAOPORT4 = (i2c1,(27.2230848359365,-34.1291385356213,-0.469479092174177,-0.88294358937098))</text:p>
          </table:table-cell>
        </table:table-row>
        <table:table-row table:style-name="ro1">
          <table:table-cell office:value-type="string" calcext:value-type="string">
            <text:p>SAO5</text:p>
          </table:table-cell>
          <table:table-cell table:formula="of:=[.F11]" office:value-type="float" office:value="113.5955" calcext:value-type="float">
            <text:p>113.5955</text:p>
          </table:table-cell>
          <table:table-cell table:formula="of:=[.G11]" office:value-type="float" office:value="69.7975" calcext:value-type="float">
            <text:p>69.7975</text:p>
          </table:table-cell>
          <table:table-cell table:formula="of:=[.F12]" office:value-type="float" office:value="113.2395" calcext:value-type="float">
            <text:p>113.2395</text:p>
          </table:table-cell>
          <table:table-cell table:formula="of:=[.G12]" office:value-type="float" office:value="74.8645" calcext:value-type="float">
            <text:p>74.8645</text:p>
          </table:table-cell>
          <table:table-cell table:formula="of:=[.D24]-[.B24]" office:value-type="float" office:value="-0.355999999999995" calcext:value-type="float">
            <text:p>-0.355999999999995</text:p>
          </table:table-cell>
          <table:table-cell table:formula="of:=[.E24]-[.C24]" office:value-type="float" office:value="5.06700000000001" calcext:value-type="float">
            <text:p>5.06700000000001</text:p>
          </table:table-cell>
          <table:table-cell table:formula="of:=SQRT([.F24]*[.F24]+[.G24]*[.G24])" office:value-type="float" office:value="5.07949062406853" calcext:value-type="float">
            <text:p>5.07949062406853</text:p>
          </table:table-cell>
          <table:table-cell table:formula="of:=ATAN2([.F24];[.G24])*180/PI()" office:value-type="float" office:value="94.0189134451764" calcext:value-type="float">
            <text:p>94.0189134451764</text:p>
          </table:table-cell>
          <table:table-cell table:formula="of:=SIN(ATAN2([.F24];[.G24]))" office:value-type="float" office:value="0.997540969165425" calcext:value-type="float">
            <text:p>0.997540969165425</text:p>
          </table:table-cell>
          <table:table-cell table:formula="of:=COS(ATAN2([.F24];[.G24]))" office:value-type="float" office:value="-0.070085767717167" calcext:value-type="float">
            <text:p>-0.070085767717167</text:p>
          </table:table-cell>
          <table:table-cell table:formula="of:=[.B24]+[.K24]*[.L$18]-[.J24]*[.M$18]+[.L$17]" office:value-type="float" office:value="50.7816051191583" calcext:value-type="float">
            <text:p>50.7816051191583</text:p>
          </table:table-cell>
          <table:table-cell table:formula="of:=[.C24]+[.J24]*[.L$18]+[.K24]*[.M$18]+[.M$17]" office:value-type="float" office:value="-1.56325486332061" calcext:value-type="float">
            <text:p>-1.56325486332061</text:p>
          </table:table-cell>
          <table:table-cell office:value-type="string" calcext:value-type="string">
            <text:p>i2c1</text:p>
          </table:table-cell>
          <table:table-cell office:value-type="string" calcext:value-type="string">
            <text:p>SAOPORT5</text:p>
          </table:table-cell>
          <table:table-cell table:formula="of:=[.O24]&amp;&quot; = (&quot;&amp;[.N24]&amp;&quot;,(&quot;&amp;[.L24]&amp;&quot;,&quot;&amp;[.M24]&amp;&quot;,&quot;&amp;[.J24]&amp;&quot;,&quot;&amp;[.K24]&amp;&quot;))&quot;" office:value-type="string" office:string-value="SAOPORT5 = (i2c1,(50.7816051191583,-1.56325486332061,0.997540969165425,-0.070085767717167))" calcext:value-type="string">
            <text:p>SAOPORT5 = (i2c1,(50.7816051191583,-1.56325486332061,0.997540969165425,-0.070085767717167))</text:p>
          </table:table-cell>
          <table:table-cell table:formula="of:=[.O24]&amp;&quot; = (&quot;&amp;[.N24]&amp;&quot;,(&quot;&amp;[.L24]&amp;&quot;,&quot;&amp;-[.M24]&amp;&quot;,&quot;&amp;-[.J24]&amp;&quot;,&quot;&amp;[.K24]&amp;&quot;))&quot;" office:value-type="string" office:string-value="SAOPORT5 = (i2c1,(50.7816051191583,1.56325486332061,-0.997540969165425,-0.070085767717167))" calcext:value-type="string">
            <text:p>SAOPORT5 = (i2c1,(50.7816051191583,1.56325486332061,-0.997540969165425,-0.070085767717167))</text:p>
          </table:table-cell>
        </table:table-row>
        <table:table-row table:style-name="ro1">
          <table:table-cell office:value-type="string" calcext:value-type="string">
            <text:p>SAO6</text:p>
          </table:table-cell>
          <table:table-cell table:formula="of:=[.F13]" office:value-type="float" office:value="104.855" calcext:value-type="float">
            <text:p>104.855</text:p>
          </table:table-cell>
          <table:table-cell table:formula="of:=[.G13]" office:value-type="float" office:value="25.8645" calcext:value-type="float">
            <text:p>25.8645</text:p>
          </table:table-cell>
          <table:table-cell table:formula="of:=[.F14]" office:value-type="float" office:value="108.383" calcext:value-type="float">
            <text:p>108.383</text:p>
          </table:table-cell>
          <table:table-cell table:formula="of:=[.G14]" office:value-type="float" office:value="29.5185" calcext:value-type="float">
            <text:p>29.5185</text:p>
          </table:table-cell>
          <table:table-cell table:formula="of:=[.D25]-[.B25]" office:value-type="float" office:value="3.52799999999999" calcext:value-type="float">
            <text:p>3.52799999999999</text:p>
          </table:table-cell>
          <table:table-cell table:formula="of:=[.E25]-[.C25]" office:value-type="float" office:value="3.654" calcext:value-type="float">
            <text:p>3.654</text:p>
          </table:table-cell>
          <table:table-cell table:formula="of:=SQRT([.F25]*[.F25]+[.G25]*[.G25])" office:value-type="float" office:value="5.07922238142808" calcext:value-type="float">
            <text:p>5.07922238142808</text:p>
          </table:table-cell>
          <table:table-cell table:formula="of:=ATAN2([.F25];[.G25])*180/PI()" office:value-type="float" office:value="46.0050860052543" calcext:value-type="float">
            <text:p>46.0050860052543</text:p>
          </table:table-cell>
          <table:table-cell table:formula="of:=SIN(ATAN2([.F25];[.G25]))" office:value-type="float" office:value="0.71940146061741" calcext:value-type="float">
            <text:p>0.71940146061741</text:p>
          </table:table-cell>
          <table:table-cell table:formula="of:=COS(ATAN2([.F25];[.G25]))" office:value-type="float" office:value="0.694594513699567" calcext:value-type="float">
            <text:p>0.694594513699567</text:p>
          </table:table-cell>
          <table:table-cell table:formula="of:=[.B25]+[.K25]*[.L$18]-[.J25]*[.M$18]+[.L$17]" office:value-type="float" office:value="44.3366302098128" calcext:value-type="float">
            <text:p>44.3366302098128</text:p>
          </table:table-cell>
          <table:table-cell table:formula="of:=[.C25]+[.J25]*[.L$18]+[.K25]*[.M$18]+[.M$17]" office:value-type="float" office:value="-45.2315852576333" calcext:value-type="float">
            <text:p>-45.2315852576333</text:p>
          </table:table-cell>
          <table:table-cell office:value-type="string" calcext:value-type="string">
            <text:p>i2c1</text:p>
          </table:table-cell>
          <table:table-cell office:value-type="string" calcext:value-type="string">
            <text:p>SAOPORT6</text:p>
          </table:table-cell>
          <table:table-cell table:formula="of:=[.O25]&amp;&quot; = (&quot;&amp;[.N25]&amp;&quot;,(&quot;&amp;[.L25]&amp;&quot;,&quot;&amp;[.M25]&amp;&quot;,&quot;&amp;[.J25]&amp;&quot;,&quot;&amp;[.K25]&amp;&quot;))&quot;" office:value-type="string" office:string-value="SAOPORT6 = (i2c1,(44.3366302098128,-45.2315852576333,0.71940146061741,0.694594513699567))" calcext:value-type="string">
            <text:p>SAOPORT6 = (i2c1,(44.3366302098128,-45.2315852576333,0.71940146061741,0.694594513699567))</text:p>
          </table:table-cell>
          <table:table-cell table:formula="of:=[.O25]&amp;&quot; = (&quot;&amp;[.N25]&amp;&quot;,(&quot;&amp;[.L25]&amp;&quot;,&quot;&amp;-[.M25]&amp;&quot;,&quot;&amp;-[.J25]&amp;&quot;,&quot;&amp;[.K25]&amp;&quot;))&quot;" office:value-type="string" office:string-value="SAOPORT6 = (i2c1,(44.3366302098128,45.2315852576333,-0.71940146061741,0.694594513699567))" calcext:value-type="string">
            <text:p>SAOPORT6 = (i2c1,(44.3366302098128,45.2315852576333,-0.71940146061741,0.694594513699567)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/00/0000</text:date>, <text:time style:data-style-name="N2" text:time-value="13:04:59.1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7T21:19:17.263000000</meta:creation-date>
    <dc:date>2024-11-02T19:11:39.456000000</dc:date>
    <meta:editing-duration>PT5H53M29S</meta:editing-duration>
    <meta:editing-cycles>6</meta:editing-cycles>
    <meta:generator>LibreOffice/24.2.1.2$Windows_X86_64 LibreOffice_project/db4def46b0453cc22e2d0305797cf981b68ef5ac</meta:generator>
    <meta:document-statistic meta:table-count="1" meta:cell-count="230" meta:object-count="0"/>
  </office:meta>
</office:document-meta>
</file>